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ny" style:master-page-name="MP0" style:family="paragraph">
      <style:paragraph-properties fo:break-before="page" fo:text-align="end" fo:margin-right="-0.2958in"/>
    </style:style>
    <style:style style:name="T2" style:parent-style-name="Domyślnaczcionkaakapitu" style:family="text">
      <style:text-properties style:font-weight-complex="bold" fo:font-style="italic" style:font-style-asian="italic" style:font-style-complex="italic"/>
    </style:style>
    <style:style style:name="T3" style:parent-style-name="Domyślnaczcionkaakapitu" style:family="text">
      <style:text-properties style:font-weight-complex="bold" fo:font-style="italic" style:font-style-asian="italic" style:font-style-complex="italic"/>
    </style:style>
    <style:style style:name="T4" style:parent-style-name="Domyślnaczcionkaakapitu" style:family="text">
      <style:text-properties style:font-weight-complex="bold"/>
    </style:style>
    <style:style style:name="T5" style:parent-style-name="Domyślnaczcionkaakapitu" style:family="text">
      <style:text-properties fo:letter-spacing="0.0138in"/>
    </style:style>
    <style:style style:name="T6" style:parent-style-name="Domyślnaczcionkaakapitu" style:family="text">
      <style:text-properties fo:letter-spacing="0.0138in"/>
    </style:style>
    <style:style style:name="T7" style:parent-style-name="Domyślnaczcionkaakapitu" style:family="text">
      <style:text-properties fo:font-style="italic" style:font-style-asian="italic" style:font-style-complex="italic"/>
    </style:style>
    <style:style style:name="P8" style:parent-style-name="Normalny" style:family="paragraph">
      <style:paragraph-properties fo:text-align="end"/>
    </style:style>
    <style:style style:name="P9" style:parent-style-name="Normalny" style:family="paragraph">
      <style:paragraph-properties fo:text-align="end"/>
    </style:style>
    <style:style style:name="P10" style:parent-style-name="Normalny" style:family="paragraph">
      <style:paragraph-properties fo:text-align="end"/>
    </style:style>
    <style:style style:name="P11" style:parent-style-name="Normalny" style:family="paragraph">
      <style:paragraph-properties fo:text-align="end"/>
    </style:style>
    <style:style style:name="P12" style:parent-style-name="Normalny" style:family="paragraph">
      <style:paragraph-properties fo:text-align="end"/>
    </style:style>
    <style:style style:name="P13" style:parent-style-name="Nagłówek1" style:family="paragraph">
      <style:paragraph-properties fo:text-align="center"/>
    </style:style>
    <style:style style:name="T14" style:parent-style-name="Domyślnaczcionkaakapitu" style:family="text">
      <style:text-properties fo:font-weight="bold" style:font-weight-asian="bold"/>
    </style:style>
    <style:style style:name="T15" style:parent-style-name="Domyślnaczcionkaakapitu" style:family="text">
      <style:text-properties fo:font-weight="bold" style:font-weight-asian="bold" style:font-size-complex="14pt"/>
    </style:style>
    <style:style style:name="T16" style:parent-style-name="Domyślnaczcionkaakapitu" style:family="text">
      <style:text-properties fo:font-size="12pt" style:font-size-asian="12pt" style:font-size-complex="12pt"/>
    </style:style>
    <style:style style:name="T17" style:parent-style-name="Domyślnaczcionkaakapitu" style:family="text">
      <style:text-properties fo:font-size="12pt" style:font-size-asian="12pt" style:font-size-complex="12pt"/>
    </style:style>
    <style:style style:name="T1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9" style:parent-style-name="Domyślnaczcionkaakapitu" style:family="text">
      <style:text-properties fo:font-size="12pt" style:font-size-asian="12pt" style:font-size-complex="12pt"/>
    </style:style>
    <style:style style:name="T20" style:parent-style-name="Domyślnaczcionkaakapitu" style:family="text">
      <style:text-properties fo:font-size="12pt" style:font-size-asian="12pt" style:font-size-complex="12pt"/>
    </style:style>
    <style:style style:name="T21" style:parent-style-name="Domyślnaczcionkaakapitu" style:family="text">
      <style:text-properties fo:font-size="12pt" style:font-size-asian="12pt" style:font-size-complex="12pt"/>
    </style:style>
    <style:style style:name="P22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23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24" style:parent-style-name="Tekstpodstawowy2" style:family="paragraph">
      <style:paragraph-properties fo:margin-right="-0.2958in" fo:text-indent="0.4916in"/>
      <style:text-properties fo:font-weight="bold" style:font-weight-asian="bold" fo:font-style="italic" style:font-style-asian="italic" fo:font-size="12pt" style:font-size-asian="12pt" style:font-size-complex="12pt"/>
    </style:style>
    <style:style style:name="P25" style:parent-style-name="Tekstpodstawowy2" style:family="paragraph">
      <style:paragraph-properties fo:margin-right="-0.2958in" fo:text-indent="0.4916in"/>
      <style:text-properties fo:font-weight="bold" style:font-weight-asian="bold" fo:font-style="italic" style:font-style-asian="italic" fo:font-size="12pt" style:font-size-asian="12pt" style:font-size-complex="12pt"/>
    </style:style>
    <style:style style:name="P26" style:parent-style-name="Normalny" style:family="paragraph">
      <style:paragraph-properties fo:margin-right="-0.2958in"/>
    </style:style>
    <style:style style:name="T2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  <style:style style:name="T30" style:parent-style-name="Domyślnaczcionkaakapitu" style:family="text">
      <style:text-properties style:text-position="super 66.6%" fo:font-size="12pt" style:font-size-asian="12pt" style:font-size-complex="12pt"/>
    </style:style>
    <style:style style:name="P31" style:parent-style-name="Tekstpodstawowy" style:family="paragraph">
      <style:paragraph-properties fo:text-align="justify" fo:margin-right="-0.2958in"/>
    </style:style>
    <style:style style:name="T3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3" style:parent-style-name="Domyślnaczcionkaakapitu" style:family="text">
      <style:text-properties fo:font-size="12pt" style:font-size-asian="12pt" style:font-size-complex="12pt"/>
    </style:style>
    <style:style style:name="T3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5" style:parent-style-name="Domyślnaczcionkaakapitu" style:family="text">
      <style:text-properties fo:font-size="12pt" style:font-size-asian="12pt" style:font-size-complex="12pt"/>
    </style:style>
    <style:style style:name="P36" style:parent-style-name="Tekstpodstawowy" style:family="paragraph">
      <style:paragraph-properties fo:text-align="justify" fo:margin-right="-0.2958in"/>
    </style:style>
    <style:style style:name="P37" style:parent-style-name="Tekstpodstawowy" style:family="paragraph">
      <style:paragraph-properties fo:margin-right="-0.2958in"/>
    </style:style>
    <style:style style:name="P38" style:parent-style-name="Tekstpodstawowy" style:family="paragraph">
      <style:paragraph-properties fo:margin-right="-0.2958in"/>
    </style:style>
    <style:style style:name="P39" style:parent-style-name="Tekstpodstawowy" style:family="paragraph">
      <style:paragraph-properties fo:margin-right="-0.2958in"/>
    </style:style>
    <style:style style:name="T40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41" style:parent-style-name="Domyślnaczcionkaakapitu" style:family="text">
      <style:text-properties fo:font-size="12pt" style:font-size-asian="12pt" style:font-size-complex="12pt"/>
    </style:style>
    <style:style style:name="P42" style:parent-style-name="Tekstpodstawowy" style:family="paragraph">
      <style:paragraph-properties fo:margin-right="-0.2958in"/>
    </style:style>
    <style:style style:name="T43" style:parent-style-name="Domyślnaczcionkaakapitu" style:family="text">
      <style:text-properties fo:font-size="12pt" style:font-size-asian="12pt" style:font-size-complex="12pt"/>
    </style:style>
    <style:style style:name="T44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45" style:parent-style-name="Domyślnaczcionkaakapitu" style:family="text">
      <style:text-properties fo:font-size="12pt" style:font-size-asian="12pt" style:font-size-complex="12pt"/>
    </style:style>
    <style:style style:name="P46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47" style:parent-style-name="Tekstpodstawowy" style:family="paragraph">
      <style:paragraph-properties fo:margin-right="-0.2958in"/>
      <style:text-properties fo:font-size="12pt" style:font-size-asian="12pt" style:font-size-complex="12pt"/>
    </style:style>
    <style:style style:name="P48" style:parent-style-name="Tekstpodstawowy" style:family="paragraph">
      <style:paragraph-properties fo:margin-right="-0.2958in"/>
    </style:style>
    <style:style style:name="T49" style:parent-style-name="Domyślnaczcionkaakapitu" style:family="text">
      <style:text-properties fo:font-size="12pt" style:font-size-asian="12pt" style:font-size-complex="12pt"/>
    </style:style>
    <style:style style:name="P50" style:parent-style-name="Tekstpodstawowy" style:family="paragraph">
      <style:paragraph-properties fo:margin-right="-0.2958in"/>
    </style:style>
    <style:style style:name="P51" style:parent-style-name="Tekstpodstawowy" style:family="paragraph">
      <style:paragraph-properties fo:margin-right="-0.2958in"/>
    </style:style>
    <style:style style:name="P52" style:parent-style-name="Normalny" style:family="paragraph">
      <style:paragraph-properties fo:text-align="justify" fo:margin-right="-0.2958in"/>
    </style:style>
    <style:style style:name="T5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54" style:parent-style-name="Domyślnaczcionkaakapitu" style:family="text">
      <style:text-properties fo:font-size="12pt" style:font-size-asian="12pt" style:font-size-complex="12pt"/>
    </style:style>
    <style:style style:name="P55" style:parent-style-name="Normalny" style:family="paragraph">
      <style:paragraph-properties fo:text-align="justify" fo:margin-right="-0.2958in"/>
    </style:style>
    <style:style style:name="T56" style:parent-style-name="Domyślnaczcionkaakapitu" style:family="text">
      <style:text-properties fo:font-size="12pt" style:font-size-asian="12pt" style:font-size-complex="12pt"/>
    </style:style>
    <style:style style:name="T57" style:parent-style-name="Domyślnaczcionkaakapitu" style:family="text">
      <style:text-properties style:text-position="super 66.6%" fo:font-size="12pt" style:font-size-asian="12pt" style:font-size-complex="12pt"/>
    </style:style>
    <style:style style:name="T58" style:parent-style-name="Domyślnaczcionkaakapitu" style:family="text">
      <style:text-properties fo:font-size="12pt" style:font-size-asian="12pt" style:font-size-complex="12pt"/>
    </style:style>
    <style:style style:name="P59" style:parent-style-name="Normalny" style:family="paragraph">
      <style:paragraph-properties fo:text-align="justify" fo:margin-right="-0.2958in"/>
    </style:style>
    <style:style style:name="T60" style:parent-style-name="Domyślnaczcionkaakapitu" style:family="text">
      <style:text-properties fo:font-size="12pt" style:font-size-asian="12pt" style:font-size-complex="12pt"/>
    </style:style>
    <style:style style:name="T61" style:parent-style-name="Domyślnaczcionkaakapitu" style:family="text">
      <style:text-properties fo:font-size="12pt" style:font-size-asian="12pt" style:font-size-complex="12pt"/>
    </style:style>
    <style:style style:name="T62" style:parent-style-name="Domyślnaczcionkaakapitu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63" style:parent-style-name="Domyślnaczcionkaakapitu" style:family="text">
      <style:text-properties fo:font-size="12pt" style:font-size-asian="12pt" style:font-size-complex="12pt"/>
    </style:style>
    <style:style style:name="P64" style:parent-style-name="Normalny" style:family="paragraph">
      <style:paragraph-properties fo:text-align="justify" fo:margin-right="-0.2958in"/>
    </style:style>
    <style:style style:name="T65" style:parent-style-name="Domyślnaczcionkaakapitu" style:family="text">
      <style:text-properties fo:font-size="12pt" style:font-size-asian="12pt" style:font-size-complex="12pt"/>
    </style:style>
    <style:style style:name="T66" style:parent-style-name="Domyślnaczcionkaakapitu" style:family="text">
      <style:text-properties style:text-position="super 66.6%" fo:font-size="12pt" style:font-size-asian="12pt" style:font-size-complex="12pt"/>
    </style:style>
    <style:style style:name="T67" style:parent-style-name="Domyślnaczcionkaakapitu" style:family="text">
      <style:text-properties fo:font-size="12pt" style:font-size-asian="12pt" style:font-size-complex="12pt"/>
    </style:style>
    <style:style style:name="P68" style:parent-style-name="Normalny" style:family="paragraph">
      <style:paragraph-properties fo:text-align="justify" fo:margin-right="-0.2958in"/>
      <style:text-properties fo:font-size="12pt" style:font-size-asian="12pt" style:font-size-complex="12pt"/>
    </style:style>
    <style:style style:name="P69" style:parent-style-name="Normalny" style:family="paragraph">
      <style:paragraph-properties fo:text-align="justify" fo:margin-right="-0.2951in"/>
      <style:text-properties fo:font-size="12pt" style:font-size-asian="12pt" style:font-size-complex="12pt"/>
    </style:style>
    <style:style style:name="P70" style:parent-style-name="Normalny" style:family="paragraph">
      <style:paragraph-properties fo:margin-right="-0.2958in"/>
    </style:style>
    <style:style style:name="T7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2" style:parent-style-name="Domyślnaczcionkaakapitu" style:family="text">
      <style:text-properties fo:font-size="12pt" style:font-size-asian="12pt" style:font-size-complex="12pt"/>
    </style:style>
    <style:style style:name="P73" style:parent-style-name="Normalny" style:family="paragraph">
      <style:paragraph-properties fo:margin-right="-0.2958in"/>
      <style:text-properties fo:font-size="12pt" style:font-size-asian="12pt" style:font-size-complex="12pt"/>
    </style:style>
    <style:style style:name="P74" style:parent-style-name="Normalny" style:family="paragraph">
      <style:paragraph-properties fo:margin-right="-0.2958in"/>
      <style:text-properties fo:font-size="12pt" style:font-size-asian="12pt" style:font-size-complex="12pt"/>
    </style:style>
    <style:style style:name="P75" style:parent-style-name="Normalny" style:family="paragraph">
      <style:paragraph-properties fo:margin-right="-0.2958in"/>
      <style:text-properties fo:font-size="12pt" style:font-size-asian="12pt" style:font-size-complex="12pt"/>
    </style:style>
    <style:style style:name="P76" style:parent-style-name="Normalny" style:family="paragraph">
      <style:paragraph-properties fo:margin-right="-0.2958in"/>
      <style:text-properties fo:font-size="12pt" style:font-size-asian="12pt" style:font-size-complex="12pt"/>
    </style:style>
    <style:style style:name="P77" style:parent-style-name="Normalny" style:family="paragraph">
      <style:paragraph-properties fo:margin-right="-0.2958in"/>
    </style:style>
    <style:style style:name="T78" style:parent-style-name="Domyślnaczcionkaakapitu" style:family="text">
      <style:text-properties style:font-weight-complex="bold" fo:font-style="italic" style:font-style-asian="italic" style:font-style-complex="italic" fo:font-size="12pt" style:font-size-asian="12pt" style:font-size-complex="12pt"/>
    </style:style>
    <style:style style:name="T79" style:parent-style-name="Domyślnaczcionkaakapitu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0" style:parent-style-name="Domyślnaczcionkaakapitu" style:family="text">
      <style:text-properties style:font-weight-complex="bold" fo:font-style="italic" style:font-style-asian="italic" style:font-style-complex="italic" fo:font-size="12pt" style:font-size-asian="12pt" style:font-size-complex="12pt"/>
    </style:style>
    <style:style style:name="T81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82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P83" style:parent-style-name="Normalny" style:family="paragraph">
      <style:paragraph-properties fo:text-align="justify" fo:margin-right="-0.2951in"/>
    </style:style>
    <style:style style:name="T84" style:parent-style-name="Domyślnaczcionkaakapitu" style:family="text">
      <style:text-properties fo:font-size="12pt" style:font-size-asian="12pt" style:font-size-complex="12pt"/>
    </style:style>
    <style:style style:name="T85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T86" style:parent-style-name="Domyślnaczcionkaakapitu" style:family="text">
      <style:text-properties fo:font-style="italic" style:font-style-asian="italic" fo:font-size="12pt" style:font-size-asian="12pt" style:font-size-complex="12pt"/>
    </style:style>
    <style:style style:name="P87" style:parent-style-name="Normalny" style:family="paragraph">
      <style:paragraph-properties fo:margin-right="-0.2958in"/>
      <style:text-properties fo:font-size="13pt" style:font-size-asian="13pt"/>
    </style:style>
    <style:style style:name="P88" style:parent-style-name="Normalny" style:family="paragraph">
      <style:paragraph-properties fo:margin-right="-0.2958in"/>
      <style:text-properties fo:font-size="13pt" style:font-size-asian="13pt"/>
    </style:style>
    <style:style style:name="P89" style:parent-style-name="Normalny" style:family="paragraph">
      <style:paragraph-properties fo:margin-right="-0.2958in"/>
      <style:text-properties fo:font-size="13pt" style:font-size-asian="13pt"/>
    </style:style>
    <style:style style:name="P90" style:parent-style-name="Normalny" style:family="paragraph">
      <style:paragraph-properties fo:margin-right="-0.2958in"/>
      <style:text-properties fo:font-size="13pt" style:font-size-asian="13pt"/>
    </style:style>
    <style:style style:name="P91" style:parent-style-name="Normalny" style:family="paragraph">
      <style:paragraph-properties fo:margin-right="-0.2958in"/>
      <style:text-properties fo:font-size="13pt" style:font-size-asian="13pt"/>
    </style:style>
    <style:style style:name="P92" style:parent-style-name="Normalny" style:family="paragraph">
      <style:paragraph-properties fo:margin-right="-0.2958in"/>
      <style:text-properties fo:font-size="13pt" style:font-size-asian="13pt"/>
    </style:style>
    <style:style style:name="P93" style:parent-style-name="Normalny" style:family="paragraph">
      <style:paragraph-properties fo:margin-right="-0.2958in"/>
      <style:text-properties fo:font-size="13pt" style:font-size-asian="13pt"/>
    </style:style>
    <style:style style:name="P94" style:parent-style-name="Normalny" style:family="paragraph">
      <style:paragraph-properties fo:margin-right="-0.2958in"/>
      <style:text-properties fo:font-size="13pt" style:font-size-asian="13pt"/>
    </style:style>
    <style:style style:name="P95" style:parent-style-name="Normalny" style:family="paragraph">
      <style:paragraph-properties fo:margin-right="-0.2958in"/>
      <style:text-properties fo:font-size="13pt" style:font-size-asian="13pt"/>
    </style:style>
    <style:style style:name="P96" style:parent-style-name="Normalny" style:family="paragraph">
      <style:paragraph-properties fo:margin-right="-0.2958in"/>
      <style:text-properties fo:font-size="13pt" style:font-size-asian="13pt"/>
    </style:style>
    <style:style style:name="P97" style:parent-style-name="Normalny" style:family="paragraph">
      <style:paragraph-properties fo:margin-right="-0.2958in"/>
      <style:text-properties fo:font-size="13pt" style:font-size-asian="13pt"/>
    </style:style>
    <style:style style:name="P98" style:parent-style-name="Normalny" style:family="paragraph">
      <style:paragraph-properties fo:text-align="center" fo:margin-right="-0.2958in"/>
    </style:style>
    <style:style style:name="P99" style:parent-style-name="Normalny" style:family="paragraph">
      <style:paragraph-properties fo:text-align="justify" fo:margin-left="2.4583in" fo:margin-right="-0.2951in">
        <style:tab-stops/>
      </style:paragraph-properties>
    </style:style>
    <style:style style:name="P100" style:parent-style-name="Normalny" style:family="paragraph">
      <style:paragraph-properties fo:text-align="justify" fo:margin-left="2.4583in" fo:margin-right="-0.2951in">
        <style:tab-stops/>
      </style:paragraph-properties>
    </style:style>
    <style:style style:name="P101" style:parent-style-name="Normalny" style:family="paragraph">
      <style:paragraph-properties fo:text-align="center" fo:margin-right="-0.2958in"/>
    </style:style>
    <style:style style:name="P102" style:parent-style-name="Normalny" style:family="paragraph">
      <style:paragraph-properties fo:text-align="center" fo:margin-right="-0.2958in"/>
    </style:style>
    <style:style style:name="P103" style:parent-style-name="Normalny" style:family="paragraph">
      <style:paragraph-properties fo:text-align="center" fo:margin-right="-0.2958in"/>
    </style:style>
    <style:style style:name="P104" style:parent-style-name="Normalny" style:family="paragraph">
      <style:paragraph-properties fo:text-align="center" fo:margin-right="-0.2958in"/>
    </style:style>
    <style:style style:name="P105" style:parent-style-name="Normalny" style:family="paragraph">
      <style:paragraph-properties fo:margin-right="-0.2958in"/>
    </style:style>
    <style:style style:name="P106" style:parent-style-name="Normalny" style:family="paragraph">
      <style:paragraph-properties fo:text-align="center" fo:margin-right="-0.2958in"/>
      <style:text-properties fo:font-weight="bold" style:font-weight-asian="bold" fo:font-size="13pt" style:font-size-asian="13pt" style:text-underline-type="single" style:text-underline-style="solid" style:text-underline-width="auto" style:text-underline-mode="continuous"/>
    </style:style>
    <style:style style:name="P107" style:parent-style-name="Tekstpodstawowy" style:family="paragraph">
      <style:paragraph-properties fo:margin-right="-0.2958in"/>
    </style:style>
    <style:style style:name="T108" style:parent-style-name="Domyślnaczcionkaakapitu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09" style:parent-style-name="Domyślnaczcionkaakapitu" style:family="text">
      <style:text-properties fo:font-size="12pt" style:font-size-asian="12pt" style:font-size-complex="12pt"/>
    </style:style>
    <style:style style:name="P110" style:parent-style-name="Normalny" style:family="paragraph">
      <style:paragraph-properties fo:text-align="justify" fo:margin-right="-0.2958in">
        <style:tab-stops>
          <style:tab-stop style:type="left" style:position="5.9062in"/>
        </style:tab-stops>
      </style:paragraph-properties>
    </style:style>
    <style:style style:name="T111" style:parent-style-name="Domyślnaczcionkaakapitu" style:family="text">
      <style:text-properties fo:font-size="12pt" style:font-size-asian="12pt" style:font-size-complex="12pt"/>
    </style:style>
    <style:style style:name="T11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/>
    </style:style>
    <style:style style:name="T11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6" style:parent-style-name="Domyślnaczcionkaakapitu" style:family="text">
      <style:text-properties fo:font-size="12pt" style:font-size-asian="12pt" style:font-size-complex="12pt"/>
    </style:style>
    <style:style style:name="P117" style:parent-style-name="Normalny" style:family="paragraph">
      <style:paragraph-properties fo:text-align="justify" fo:margin-right="-0.2958in"/>
      <style:text-properties fo:font-size="12pt" style:font-size-asian="12pt" style:font-size-complex="12pt"/>
    </style:style>
    <style:style style:name="P118" style:parent-style-name="Normalny" style:family="paragraph">
      <style:paragraph-properties fo:text-align="justify" fo:margin-right="-0.2958in"/>
      <style:text-properties fo:font-size="12pt" style:font-size-asian="12pt" style:font-size-complex="12pt"/>
    </style:style>
    <style:style style:name="P119" style:parent-style-name="Normalny" style:family="paragraph">
      <style:paragraph-properties fo:text-align="justify" fo:margin-right="-0.2958in"/>
      <style:text-properties fo:font-size="12pt" style:font-size-asian="12pt" style:font-size-complex="12pt"/>
    </style:style>
    <style:style style:name="P120" style:parent-style-name="Normalny" style:family="paragraph">
      <style:paragraph-properties fo:text-align="justify" fo:margin-right="-0.2958in"/>
      <style:text-properties fo:font-size="13pt" style:font-size-asian="13pt"/>
    </style:style>
    <style:style style:name="P121" style:parent-style-name="Normalny" style:family="paragraph">
      <style:paragraph-properties fo:text-align="justify" fo:margin-right="-0.2958in"/>
    </style:style>
    <style:style style:name="T122" style:parent-style-name="Domyślnaczcionkaakapitu" style:family="text">
      <style:text-properties fo:font-size="13pt" style:font-size-asian="13pt"/>
    </style:style>
    <style:style style:name="P123" style:parent-style-name="Normalny" style:family="paragraph">
      <style:paragraph-properties fo:text-align="justify" fo:margin-right="-0.2958in"/>
      <style:text-properties fo:font-weight="bold" style:font-weight-asian="bold"/>
    </style:style>
    <style:style style:name="P124" style:parent-style-name="Normalny" style:family="paragraph">
      <style:paragraph-properties fo:margin-right="-0.2958in"/>
    </style:style>
    <style:style style:name="P125" style:parent-style-name="Normalny" style:family="paragraph">
      <style:paragraph-properties fo:margin-right="-0.2958in"/>
    </style:style>
    <style:style style:name="P126" style:parent-style-name="Normalny" style:family="paragraph">
      <style:paragraph-properties fo:margin-right="-0.2958in"/>
      <style:text-properties fo:font-size="13pt" style:font-size-asian="13pt"/>
    </style:style>
  </office:automatic-styles>
  <office:body>
    <office:text text:use-soft-page-breaks="true">
      <text:p text:style-name="P1">………………., dnia <text:s/>. . . . . . . . . . . . . . . . .<text:s/></text:p>
      <text:p text:style-name="Normalny">. . . . . . . . . . . . . . . . . . . . . . . . . . . . . . . . . . . . .<text:s/></text:p>
      <text:p text:style-name="Normalny">imię, nazwisko i adres inwestora<text:s/></text:p>
      <text:p text:style-name="Normalny"><text:span text:style-name="T2">(oraz - w przypadku, gdy ma<text:s/></text:span><text:span text:style-name="T3">zastosowanie)</text:span><text:span text:style-name="T4"><text:s/></text:span></text:p>
      <text:p text:style-name="Normalny">reprezentowanego przez pełnomocnika :<text:s/></text:p>
      <text:p text:style-name="Normalny"><text:span text:style-name="T5">....................................................</text:span></text:p>
      <text:p text:style-name="Normalny">adres :<text:s/><text:span text:style-name="T6">............................................</text:span></text:p>
      <text:p text:style-name="Normalny"><text:span text:style-name="T7">(ew. pieczątka firmowa instytucji)</text:span><text:s text:c="50"/></text:p>
      <text:p text:style-name="P8">…………………………………</text:p>
      <text:p text:style-name="P9"/>
      <text:p text:style-name="P10"/>
      <text:p text:style-name="P11"/>
      <text:p text:style-name="P12"/>
      <text:h text:style-name="P13" text:outline-level="1"><text:span text:style-name="T14"><text:s text:c="7"/></text:span><text:span text:style-name="T15">Wniosek o ustalenie lokalizacji inwestycji celu publicznego</text:span></text:h>
      <text:p text:style-name="Normalny"/>
      <text:p text:style-name="Normalny"><text:s text:c="51"/></text:p>
      <text:p text:style-name="Tekstpodstawowy3"><text:tab/><text:span text:style-name="T16">Na podstawie art. 52 ust.1 ustawy z dnia 27 marca 2003r. o planowaniu i zagospodarowaniu przestrzennym (Dz.U. z 2003r. nr 80, po</text:span><text:span text:style-name="T17">z. 717 z późn. zmianami) proszę o wydanie<text:s/></text:span><text:span text:style-name="T18">decyzji o ustalenie lokalizacji inwestycji celu publicznego</text:span><text:span text:style-name="T19"><text:s/>dla działki (-ek) nr ewidencyjny . . . . . . . . . . . . . . . . . . . . . . . . . . . . . . . . . . . . . . . . . . . . . . . . <text:s/>karta mapy <text:s/>. . . . . .<text:s/></text:span><text:span text:style-name="T20">. obręb. . . . . . . . . położonej (-ych) w …………….. przy ul. <text:s/>. . . . . . . . . . . . . . . . . . . . . . . stanowiącej (-ych) własność . . . . . . . . . . . . . . . . . . . . . . . . . . . . . . . . . . . . . . . . . . . . . . . . . . . . . . . . . . . .<text:s/></text:span><text:span text:style-name="T21">. . . . . .. ………………………………………………………………………………………….</text:span></text:p>
      <text:p text:style-name="P22"><text:s/>. . . . . . . . . . . . . . . . . . . . . . . . . . . . . . . . . . . . . . . . . . . . . . .. . . . . . . . . . . . . . . . . . . . . . ……............</text:p>
      <text:p text:style-name="P23"/>
      <text:p text:style-name="P24">UWAGA : we wniosku należy uwzględnić także działkę (-i) przewidzianą (-e) dla realizacji sieci lub przyłączy infrastruktury technicznej w ramach inwestycji podstawowej – np. pas drogowy przylegającej ulicy zawierający sieci, do których ma nastąpić przyłączenie</text:p>
      <text:p text:style-name="P25"/>
      <text:p text:style-name="P26"><text:span text:style-name="T27">1)</text:span><text:span text:style-name="T28"><text:s/>Powierzchnia terenu (działki) objętego<text:s/></text:span><text:span text:style-name="T29">wnioskiem <text:s/>. . . . . . . . . . m</text:span><text:span text:style-name="T30">2</text:span></text:p>
      <text:p text:style-name="P31"><text:span text:style-name="T32">2)</text:span><text:span text:style-name="T33"><text:s/>Funkcja obiektu i planowany sposób zagospodarowania terenu oraz charakterystyka zabudowy i zagospodarowania terenu :<text:s/></text:span><text:span text:style-name="T34">budowa, rozbudowa, nadbudowa</text:span><text:span text:style-name="T35">*</text:span><text:s/>……………………………………………………………………………………………….. <text:s/></text:p>
      <text:p text:style-name="P36">………………………………………………………………………………………………..</text:p>
      <text:p text:style-name="P37">a) wnioskowane usytuowanie wjazdu na działkę. . . . . . . . . . . . . . . . . . . . . . . . . . . . . . . . . .<text:s/></text:p>
      <text:p text:style-name="P38">………………………………………………………………………………………………..</text:p>
      <text:p text:style-name="P39"><text:span text:style-name="T40">(np. w miejscu istniejącego wjazdu, w innym miejscu wskazanym na rysunku, w dowolnym miejscu)<text:s/></text:span><text:span text:style-name="T41"><text:s/></text:span></text:p>
      <text:p text:style-name="P42"><text:span text:style-name="T43">b) liczba miejsc parkingowych:<text:s/></text:span><text:span text:style-name="T44">(szczególnie dla handlu i usług)</text:span><text:span text:style-name="T45">. . . . . . . . . . . . . . . . . . . . . . ……..</text:span></text:p>
      <text:p text:style-name="P46">c) powierzchnia zabudowy. . . . . . . . . . . . . . . . . . . . . . . . . . . . . . . . . . . . . . . . . . . . . . . . . . . . …….</text:p>
      <text:p text:style-name="P47">d) powierzchnia użytkowa. . . . . . . . . . . . . . . . . . . . . . . . . . . . . . . . . . . . . . . . . . . . . . . . . . . . ……...</text:p>
      <text:p text:style-name="P48"><text:span text:style-name="T49">e) ilość kondygnacji</text:span>. . . . . . . . . . . . . . . . . . . . . . . . . . . . . . . . . . . . . . . . . . . . . . . . . . . . . . . . .<text:s/>. . . . . . . . . . . . . . . . . . . . . . . . . . . . . . . . . . . . . . . . . . . . . . . . . . . . . . . . . . . . . . . . . . . . . . . . . . . . . . . . . . . . . . . . . . . . . . . . . . . . . . . . . . . . . . . . . . . . . . . . . . . . . . . .<text:s/>. . . . . . . . . . . . . . . . . ..</text:p>
      <text:p text:style-name="P50">. . . . . . . . . . . . . . . . . . . . . . . . . . . . . . . . . . . . . . . . . . . . . . . . . . . . . . . . . . . . . . . . . . . . . . . . .<text:s/></text:p>
      <text:p text:style-name="P51">. . . . . . . . . . . . . . . . . . . . . . . . . . . . . . . . . . . .<text:s/>. . . . . . . . . . . . . . . . . . . . . . . . . . . . . . . . . . . . .</text:p>
      <text:p text:style-name="P52"><text:span text:style-name="T53">3)</text:span><text:span text:style-name="T54"><text:s/>Przewidywana infrastruktura :</text:span></text:p>
      <text:p text:style-name="P55"><text:span text:style-name="T56">● zapotrzebowanie na wodę: tak/ nie/, wodociąg . . . . . . . . . . . . . . . . . . . . . . . . . . . . . m</text:span><text:span text:style-name="T57">3</text:span><text:span text:style-name="T58">/d,</text:span></text:p>
      <text:p text:style-name="P59"><text:span text:style-name="T60">● zapotrzebowanie na energię elektrycz</text:span><text:span text:style-name="T61">ną : nie/ tak <text:s/>–<text:s/></text:span><text:span text:style-name="T62">określić dokładnie</text:span><text:span text:style-name="T63"><text:s/>w kW . . . . . . . ., <text:s/></text:span></text:p>
      <text:p text:style-name="P64"><text:span text:style-name="T65">● sposób odprowadzania lub oczyszczania ścieków : tak/ nie/, kanalizacja sanitarna, przydomowa oczyszczalnia ścieków, ew. szambo . . . . . . . . . . . . . . . . . . . . . . . . . . . . .m</text:span><text:span text:style-name="T66">3</text:span><text:span text:style-name="T67">/d,<text:s/></text:span></text:p>
      <text:p text:style-name="P68">● zapotrzebowanie na gaz sieciowy . . . . . . . . . . . . . . . . . . . . . . . . . . . . . . . . . . . . . . . . . . . .,</text:p>
      <text:soft-page-break/>
      <text:p text:style-name="P69">● sposób ogrzewania <text:s/>: <text:s/>z sieci miejskiej <text:s text:c="2"/>/ <text:s/>własna kotłownia gazowa <text:s text:c="2"/>/ <text:s/>elektryczne/*<text:s/></text:p>
      <text:p text:style-name="P70"><text:span text:style-name="T71">4)</text:span><text:span text:style-name="T72"><text:s/>Parametry inwestycji * :</text:span></text:p>
      <text:p text:style-name="P73">● zatrudnienie –<text:s/>ilość osób <text:s/>. . . . . . . . . . . . . .<text:s/></text:p>
      <text:p text:style-name="P74">● produkcja, składowanie (rodzaj, wielkość, program) <text:s/>. . . . . . . . . . . . . . . . . . . . . . . . . . . . . . . . . . . . . . . . . . . . . . . . . . . . . . . . . . . . . . . . . . . . . . . . . . . . . . . . .<text:s/>. . . . . . . . . . . . . . . . . . . . . . . . . . . .,<text:s/></text:p>
      <text:p text:style-name="P75">● sposób unieszkodliwienia odpadów</text:p>
      <text:p text:style-name="P76">... . . . . . . . . . . . . . . . . . . . . . . . . . . . . . . . . . . . . . . . . . . . . . . . . . . . . . . . . . . . . . . . . . . . . . . . . . . . . . . .<text:s/>. . . . . . . . . . . . . . . . . . . . . . . . . . . . . . . . . . . . . . . . . . . . . . . . . . . . . . . . . . . .<text:s/></text:p>
      <text:p text:style-name="P77"><text:span text:style-name="T78">(np. „odpady będą wywożone, gospodarowane i neutralizowane zgodnie z prawem</text:span><text:span text:style-name="T79"><text:s/></text:span><text:span text:style-name="T80">-<text:s/></text:span><text:span text:style-name="T81">ustawą z dnia 27 kwietnia 2001 r. o odpadach, z póżń.zm.”</text:span><text:span text:style-name="T82">)</text:span></text:p>
      <text:p text:style-name="P83"><text:span text:style-name="T84">5)Określenie charakterystycznych parametrów technicznych inwestycji oraz dane charakteryzujące jej wpływ na środowisko<text:s/></text:span><text:span text:style-name="T85">(istotne dla klasyfikacji inwestycji pod kątem rozporządzenia Rady Ministrów w sprawie przedsięwzięć mogących znacząco oddziaływać na ś</text:span><text:span text:style-name="T86">rodowisko )</text:span></text:p>
      <text:p text:style-name="P87"><text:s text:c="2"/>. . . . . . . . . . . . . . . . . . . . . . . . . . . . . . . . . . . . . . . . . . . . . . . . . . . . . . . . . . . . . . . . . . . . . . <text:s/></text:p>
      <text:p text:style-name="P88"><text:s text:c="2"/>. . . . . . . . . . . . . . . . . . . . . . . . . . . . . . . . . . . . . . . . . . . . . . . . .<text:s/>. . . . . . . . . . . . . . . . . . . . .</text:p>
      <text:p text:style-name="P89"><text:s text:c="2"/>. . . . . . . . . . . . . . . . . . . . . . . . . . . . . . . . . . . . . . . . . . . . . . . . . . . . . . . . . . . . . . . . . . . . . .</text:p>
      <text:p text:style-name="P90"><text:s text:c="3"/>. . . . . . . . . . . . . . . . . . . . . . . . . . . . . . . . . . .<text:s/>. . . . . . . . . . . . . . . . . . . . . . . . . . . . . . . . . . .</text:p>
      <text:p text:style-name="P91"><text:s text:c="3"/>. . . . . . . . . . . . . . . . . . . . . . . . . . . . . . . . . . . . . . . . . . . . . . . . . . . . . . . . . . . . . . . . . . . . . .</text:p>
      <text:p text:style-name="P92"><text:s text:c="3"/>. . . . . . . . . . . . . . . . . . . .<text:s/>. . . . . . . . . . . . . . . . . . . . . . . . . . . . . . . . . . . . . . . . . . . . . . . . . .</text:p>
      <text:p text:style-name="P93"/>
      <text:p text:style-name="P94"/>
      <text:p text:style-name="P95"/>
      <text:p text:style-name="P96"/>
      <text:p text:style-name="P97"/>
      <text:p text:style-name="P98"><text:s text:c="89"/></text:p>
      <text:p text:style-name="P99"><text:s text:c="11"/>. . . . . . . . . . . . . . . . . . . . . . . . .<text:s/>. . . . . . . . . . . . . . . . . . . . . . . . .<text:s/></text:p>
      <text:p text:style-name="P100"/>
      <text:p text:style-name="P101"><text:s text:c="76"/>(Podpis wnioskodawcy, ew. podpis i pieczątka firmowa,</text:p>
      <text:p text:style-name="P102"><text:s text:c="73"/><text:s text:c="3"/>w przypadku, gdy inwestorem jest S. C. – nazwiska właścicieli Spółki)</text:p>
      <text:p text:style-name="P103"/>
      <text:p text:style-name="P104"/>
      <text:p text:style-name="P105"/>
      <text:p text:style-name="P106"/>
      <text:p text:style-name="P107"><text:span text:style-name="T108">Do wniosku dołączam</text:span>*<text:span text:style-name="T109"><text:s/>:</text:span></text:p>
      <text:p text:style-name="P110"><text:span text:style-name="T111">1.<text:s/></text:span><text:span text:style-name="T112">2 egz. mapy</text:span><text:span text:style-name="T113"><text:s/>do celów informacyjnych z uzbrojeniem podziemnym, obejmującej teren, którego wniosek dotyczy<text:s/></text:span><text:span text:style-name="T114">i obszar, na który wnioskowana inwestycja będzie</text:span><text:span text:style-name="T115"><text:s/>oddziaływać (wyznaczony w odległości nie mniejszej niż 3-krotna szerokość frontu działki objętej wnioskiem, nie mniejszej jednak niż 50 m)</text:span><text:span text:style-name="T116">, a w przypadku inwestycji liniowej z proponowanym przebiegiem sieci,</text:span></text:p>
      <text:p text:style-name="P117">2. graficzne przedstawienie inwestycji</text:p>
      <text:p text:style-name="P118">3.<text:s/>warunki techniczne gestorów sieci infrastruktury technicznej lub zapewnienie dostawy wody, energii, gazu, odprowadzania ścieków itd.</text:p>
      <text:p text:style-name="P119">4. pełnomocnictwo (wraz z opłatą skarbową w wysokości 17,00 zł)<text:s/></text:p>
      <text:p text:style-name="P120"/>
      <text:p text:style-name="P121"><text:span text:style-name="T122">*<text:s/></text:span>niepotrzebne skreślić</text:p>
      <text:p text:style-name="P123"/>
      <text:p text:style-name="P124">do wniosku należy dołączyć dowód<text:s/>zapłaty opłaty skarbowej w wys. 107 zł (Dz.U.z 2006r. nr 225, poz.1635)</text:p>
      <text:p text:style-name="P125"><text:s text:c="126"/></text:p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end"/>
      <style:text-properties fo:font-size="14pt" style:font-size-asian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text-align="center"/>
      <style:text-properties fo:font-size="14pt" style:font-size-asian="14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text-align="center"/>
      <style:text-properties fo:font-size="13pt" style:font-size-asian="13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text-align="justify"/>
      <style:text-properties fo:font-size="13pt" style:font-size-asian="13pt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text-align="center" fo:margin-left="3.9333in">
        <style:tab-stops/>
      </style:paragraph-properties>
      <style:text-properties fo:font-weight="bold" style:font-weight-asian="bold" fo:font-size="16pt" style:font-size-asian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text-properties fo:font-size="13pt" style:font-size-asian="13pt" fo:hyphenate="false"/>
    </style:style>
    <style:style style:name="Tekstprzypisudolnego" style:display-name="Tekst przypisu dolnego" style:family="paragraph" style:parent-style-name="Normalny">
      <style:text-properties fo:hyphenate="false"/>
    </style:style>
    <style:style style:name="Odwołanieprzypisudolnego" style:display-name="Odwołanie przypisu dolnego" style:family="text" style:parent-style-name="Domyślnaczcionkaakapitu">
      <style:text-properties style:text-position="super 65%"/>
    </style:style>
    <style:style style:name="Tekstpodstawowy2" style:display-name="Tekst podstawowy 2" style:family="paragraph" style:parent-style-name="Normalny">
      <style:paragraph-properties fo:text-align="justify"/>
      <style:text-properties fo:font-size="13pt" style:font-size-asian="13pt" fo:hyphenate="false"/>
    </style:style>
    <style:style style:name="Tekstpodstawowy3" style:display-name="Tekst podstawowy 3" style:family="paragraph" style:parent-style-name="Normalny">
      <style:paragraph-properties fo:text-align="justify" fo:margin-right="-0.2958in"/>
      <style:text-properties fo:font-size="13pt" style:font-size-asian="13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Gdynia, dnia</dc:title>
    <meta:initial-creator>Volga</meta:initial-creator>
    <dc:creator>Paweł</dc:creator>
    <meta:creation-date>2011-09-16T10:09:00Z</meta:creation-date>
    <dc:date>2011-09-16T10:09:00Z</dc:date>
    <meta:print-date>2007-01-09T07:17:00Z</meta:print-date>
    <meta:template xlink:href="Normal" xlink:type="simple"/>
    <meta:editing-cycles>2</meta:editing-cycles>
    <meta:editing-duration>PT60S</meta:editing-duration>
    <meta:document-statistic meta:page-count="2" meta:paragraph-count="14" meta:word-count="1041" meta:character-count="7276" meta:row-count="52" meta:non-whitespace-character-count="6249"/>
  </office:meta>
</office:document-meta>
</file>